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beitsanteile:</text:p>
      <text:p text:style-name="P2"/>
      <text:p text:style-name="Standard">Christoph Dietel: - Gestaltung und Inhalt der Seite „RSA“</text:p>
      <text:p text:style-name="Standard"/>
      <text:p text:style-name="Standard">Ferdinand Linnenberg: - Gestaltung und Inhalt der Seite „Anwendung“</text:p>
      <text:p text:style-name="Standard"/>
      <text:p text:style-name="Standard">Jeremias Deck: - Gestaltung und Inhalt der Seiten „Entstehung“ und „Proxy“</text:p>
      <text:p text:style-name="Standard"/>
      <text:p text:style-name="Standard"/>
      <text:p text:style-name="Standard">In Kooperation entstanden:</text:p>
      <text:p text:style-name="Standard"/>
      <text:list xml:id="list5457284357417021702" text:style-name="L1">
        <text:list-item>
          <text:p text:style-name="P1">Navigationsleiste</text:p>
        </text:list-item>
        <text:list-item>
          <text:p text:style-name="P1">Design</text:p>
        </text:list-item>
        <text:list-item>
          <text:p text:style-name="P1">stylesheet.css</text:p>
        </text:list-item>
      </text:list>
      <text:p text:style-name="Standard"/>
      <text:p text:style-name="Standard">Hierbei haben wir den Code immer wieder individuell ergänzt, wodurch man nicht genau sagen kann, von wem welcher Teil stammt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26:01.62</meta:creation-date>
    <meta:document-statistic meta:table-count="0" meta:image-count="0" meta:object-count="0" meta:page-count="1" meta:paragraph-count="9" meta:word-count="59" meta:character-count="404"/>
    <dc:date>2015-01-25T23:43:34.76</dc:date>
    <meta:editing-duration>PT17M34S</meta:editing-duration>
    <meta:editing-cycles>1</meta:editing-cycles>
    <meta:generator>OpenOffice/4.0.1$Win32 OpenOffice.org_project/401m5$Build-9714</meta:generator>
  </office:meta>
</office:document-meta>
</file>